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040" officeooo:paragraph-rsid="000a1040"/>
    </style:style>
    <style:style style:name="P2" style:family="paragraph" style:parent-style-name="Standard">
      <style:text-properties officeooo:rsid="000a1040" officeooo:paragraph-rsid="000c18cb"/>
    </style:style>
    <style:style style:name="T1" style:family="text">
      <style:text-properties officeooo:rsid="000bc4eb"/>
    </style:style>
    <style:style style:name="T2" style:family="text">
      <style:text-properties officeooo:rsid="000c1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ly312025</text:p>
      <text:p text:style-name="P1"/>
      <text:p text:style-name="P1">Spleen enlarged</text:p>
      <text:p text:style-name="P1">12 or line min is 12.6</text:p>
      <text:p text:style-name="P1">slightly enlarged not in normal range</text:p>
      <text:p text:style-name="P1">blood tests to see if anything viral</text:p>
      <text:p text:style-name="P1"/>
      <text:p text:style-name="P1">liver normal range</text:p>
      <text:p text:style-name="P1">a little fatty liver mild (can monitor it to make sure it doesn’t enlarge. Not enlarged now)</text:p>
      <text:p text:style-name="P1">maybe fatty food </text:p>
      <text:p text:style-name="P1">ultrasound every 6 to 9 months this is reversable </text:p>
      <text:p text:style-name="P1"/>
      <text:p text:style-name="P1">bladder fine</text:p>
      <text:p text:style-name="P1"/>
      <text:p text:style-name="P2">prostate enlarged <text:span text:style-name="T1">(</text:span><text:span text:style-name="T2">mine was </text:span><text:span text:style-name="T1">at 7.5. </text:span><text:span text:style-name="T2">the</text:span><text:span text:style-name="T1"> normal is 3.1 other is 3.2. </text:span><text:span text:style-name="T2">the</text:span><text:span text:style-name="T1"> </text:span><text:span text:style-name="T2">normal is</text:span><text:span text:style-name="T1"> 2.5, mine was a 5. </text:span><text:span text:style-name="T2">the </text:span><text:span text:style-name="T1"><text:s/></text:span><text:span text:style-name="T2">normal is</text:span><text:span text:style-name="T1"> 3.7)</text:span></text:p>
      <text:p text:style-name="P1">don’t know why its enlarged</text:p>
      <text:p text:style-name="P1">PSA can be done (I had a few)</text:p>
      <text:p text:style-name="P1">4 done in 2 year frame all normal</text:p>
      <text:p text:style-name="P1">recommend an MRI of prostate </text:p>
      <text:p text:style-name="P1">did not see any masses on sonogram</text:p>
      <text:p text:style-name="P1"/>
      <text:p text:style-name="P1"/>
      <text:p text:style-name="P1">no stone no kidney issu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1:55:03.552062598</meta:creation-date>
    <dc:date>2025-07-31T12:27:39.711465202</dc:date>
    <meta:editing-duration>PT9M3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19" meta:character-count="606" meta:non-whitespace-character-count="500"/>
  </office:meta>
</office:document-meta>
</file>